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5F7000005F7EB4A0647B277EF46.png" manifest:media-type="image/png"/>
  <manifest:file-entry manifest:full-path="Pictures/10000201000005A6000005A6D824AF7A74EC555D.png" manifest:media-type="image/png"/>
  <manifest:file-entry manifest:full-path="Pictures/10000201000003D4000003D49DA2A92C67D98A82.png" manifest:media-type="image/png"/>
  <manifest:file-entry manifest:full-path="Pictures/10000201000003DC000003DC1CEA26DB5C8629C2.png" manifest:media-type="image/png"/>
  <manifest:file-entry manifest:full-path="Pictures/10000201000003E3000003E303FEF4725F43DAB9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3465a4" draw:fill-color="#ffffff" draw:textarea-horizontal-align="justify" draw:textarea-vertical-align="middle" draw:auto-grow-height="false" fo:min-height="1.136cm" fo:min-width="1.191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05cm" svg:height="19.05cm" svg:x="1.27cm" svg:y="1.27cm">
          <draw:image xlink:href="Pictures/10000201000003E3000003E303FEF4725F43DAB9.png" xlink:type="simple" xlink:show="embed" xlink:actuate="onLoad">
            <text:p/>
          </draw:image>
        </draw:frame>
        <draw:custom-shape draw:style-name="gr2" draw:text-style-name="P2" draw:layer="layout" svg:width="2.391cm" svg:height="1.96cm" svg:x="14.29cm" svg:y="16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frame draw:style-name="gr3" draw:text-style-name="P3" draw:layer="layout" svg:width="19.05cm" svg:height="19.05cm" svg:x="1.27cm" svg:y="1.27cm">
          <draw:image xlink:href="Pictures/10000201000003DC000003DC1CEA26DB5C8629C2.png" xlink:type="simple" xlink:show="embed" xlink:actuate="onLoad">
            <text:p/>
          </draw:image>
        </draw:frame>
        <draw:custom-shape draw:style-name="gr2" draw:text-style-name="P2" draw:layer="layout" svg:width="2.391cm" svg:height="1.96cm" svg:x="13.065cm" svg:y="17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frame draw:style-name="gr3" draw:text-style-name="P3" draw:layer="layout" svg:width="19.05cm" svg:height="19.05cm" svg:x="1.27cm" svg:y="1.27cm">
          <draw:image xlink:href="Pictures/10000201000003D4000003D49DA2A92C67D98A82.png" xlink:type="simple" xlink:show="embed" xlink:actuate="onLoad">
            <text:p/>
          </draw:image>
        </draw:frame>
        <draw:custom-shape draw:style-name="gr2" draw:text-style-name="P2" draw:layer="layout" svg:width="2.391cm" svg:height="1.96cm" svg:x="13.137cm" svg:y="17.7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Default">
        <draw:frame draw:style-name="gr3" draw:text-style-name="P3" draw:layer="layout" svg:width="19.05cm" svg:height="19.05cm" svg:x="1.27cm" svg:y="1.27cm">
          <draw:image xlink:href="Pictures/10000201000005F7000005F7EB4A0647B277EF46.png" xlink:type="simple" xlink:show="embed" xlink:actuate="onLoad">
            <text:p/>
          </draw:image>
        </draw:frame>
        <draw:custom-shape draw:style-name="gr2" draw:text-style-name="P2" draw:layer="layout" svg:width="2.391cm" svg:height="1.96cm" svg:x="13.673cm" svg:y="17.2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Default">
        <draw:frame draw:style-name="gr3" draw:text-style-name="P3" draw:layer="layout" svg:width="19.05cm" svg:height="19.05cm" svg:x="1.27cm" svg:y="1.27cm">
          <draw:image xlink:href="Pictures/10000201000005A6000005A6D824AF7A74EC555D.png" xlink:type="simple" xlink:show="embed" xlink:actuate="onLoad">
            <text:p/>
          </draw:image>
        </draw:frame>
        <draw:custom-shape draw:style-name="gr2" draw:text-style-name="P2" draw:layer="layout" svg:width="2.391cm" svg:height="1.96cm" svg:x="12.261cm" svg:y="19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objectwithoutfill">
      <style:graphic-properties draw:stroke="dash" draw:stroke-dash="Dashed_20__28_var_29_" svg:stroke-color="#999999" draw:fill="none" draw:textarea-vertical-align="middle"/>
    </style:style>
    <style:style style:name="MP1" style:family="paragraph">
      <loext:graphic-properties draw:fill="none"/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line draw:style-name="Mgr1" draw:text-style-name="MP1" draw:layer="backgroundobjects" svg:x1="-0.24cm" svg:y1="21.583cm" svg:x2="21.831cm" svg:y2="21.583cm">
        <text:p/>
      </draw:lin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2T10:40:27.514465800</meta:creation-date>
    <dc:date>2019-05-03T22:38:30.041067152</dc:date>
    <meta:editing-duration>PT1H12M33S</meta:editing-duration>
    <meta:editing-cycles>4</meta:editing-cycles>
    <meta:generator>LibreOffice/6.0.2.1$MacOSX_X86_64 LibreOffice_project/f7f06a8f319e4b62f9bc5095aa112a65d2f3ac89</meta:generator>
    <meta:document-statistic meta:object-count="11"/>
  </office:meta>
</office:document-meta>
</file>